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3">
      <style:text-properties officeooo:rsid="00ca4cef" officeooo:paragraph-rsid="001f59e0"/>
    </style:style>
    <style:style style:name="P2" style:family="paragraph" style:parent-style-name="Standard">
      <style:text-properties fo:font-weight="bold" officeooo:paragraph-rsid="001f59e0" style:font-weight-asian="bold" style:font-weight-complex="bold"/>
    </style:style>
    <style:style style:name="P3" style:family="paragraph" style:parent-style-name="Standard">
      <style:text-properties fo:font-style="italic" officeooo:paragraph-rsid="001f59e0" style:font-style-asian="italic" style:font-style-complex="italic"/>
    </style:style>
    <style:style style:name="P4" style:family="paragraph" style:parent-style-name="Standard" style:list-style-name="L2">
      <style:text-properties officeooo:paragraph-rsid="001f59e0"/>
    </style:style>
    <style:style style:name="P5" style:family="paragraph" style:parent-style-name="Standard" style:list-style-name="L2">
      <style:text-properties officeooo:rsid="00b1071b" officeooo:paragraph-rsid="001f59e0"/>
    </style:style>
    <style:style style:name="P6" style:family="paragraph" style:parent-style-name="Standard" style:list-style-name="L2">
      <style:text-properties officeooo:rsid="00f32fb1" officeooo:paragraph-rsid="001f59e0"/>
    </style:style>
    <style:style style:name="P7" style:family="paragraph" style:parent-style-name="Standard" style:list-style-name="L2">
      <style:text-properties officeooo:rsid="00f717e1" officeooo:paragraph-rsid="001f59e0"/>
    </style:style>
    <style:style style:name="P8" style:family="paragraph" style:parent-style-name="Standard" style:list-style-name="L3">
      <style:text-properties officeooo:rsid="00ccdb21" officeooo:paragraph-rsid="001f59e0" fo:background-color="#ffff00"/>
    </style:style>
    <style:style style:name="P9" style:family="paragraph" style:parent-style-name="Standard" style:list-style-name="L3">
      <style:text-properties officeooo:rsid="00cde7fc" officeooo:paragraph-rsid="001f59e0" fo:background-color="#ffff00"/>
    </style:style>
    <style:style style:name="P10" style:family="paragraph" style:parent-style-name="Standard" style:list-style-name="L3">
      <style:text-properties officeooo:rsid="00bd335b" officeooo:paragraph-rsid="001f59e0" fo:background-color="#ffff00"/>
    </style:style>
    <style:style style:name="P11" style:family="paragraph" style:parent-style-name="Standard" style:list-style-name="L3">
      <style:text-properties officeooo:rsid="00c78e45" officeooo:paragraph-rsid="001f59e0" fo:background-color="#ffff00"/>
    </style:style>
    <style:style style:name="P12" style:family="paragraph" style:parent-style-name="Standard" style:list-style-name="L3">
      <style:text-properties officeooo:rsid="00cb2f09" officeooo:paragraph-rsid="001f59e0" fo:background-color="#ffff00"/>
    </style:style>
    <style:style style:name="P13" style:family="paragraph" style:parent-style-name="Standard" style:list-style-name="L3">
      <style:text-properties officeooo:paragraph-rsid="001f59e0" fo:background-color="#ffff00"/>
    </style:style>
    <style:style style:name="P14" style:family="paragraph" style:parent-style-name="Standard" style:list-style-name="L3">
      <style:text-properties officeooo:rsid="00bdcb4d" officeooo:paragraph-rsid="001f59e0"/>
    </style:style>
    <style:style style:name="P15" style:family="paragraph" style:parent-style-name="Standard" style:list-style-name="L3">
      <style:text-properties officeooo:paragraph-rsid="001f59e0"/>
    </style:style>
    <style:style style:name="P16" style:family="paragraph" style:parent-style-name="Standard">
      <style:text-properties officeooo:paragraph-rsid="001f59e0"/>
    </style:style>
    <style:style style:name="T1" style:family="text">
      <style:text-properties officeooo:rsid="00221e26"/>
    </style:style>
    <style:style style:name="T2" style:family="text">
      <style:text-properties officeooo:rsid="001f3ee2"/>
    </style:style>
    <style:style style:name="T3" style:family="text">
      <style:text-properties officeooo:rsid="00235372"/>
    </style:style>
    <style:style style:name="T4" style:family="text">
      <style:text-properties officeooo:rsid="0020299d"/>
    </style:style>
    <style:style style:name="T5" style:family="text">
      <style:text-properties officeooo:rsid="00bb7da9"/>
    </style:style>
    <style:style style:name="T6" style:family="text">
      <style:text-properties officeooo:rsid="00b41c35"/>
    </style:style>
    <style:style style:name="T7" style:family="text">
      <style:text-properties officeooo:rsid="00cf9bc3"/>
    </style:style>
    <style:style style:name="T8" style:family="text">
      <style:text-properties officeooo:rsid="00b5ca49"/>
    </style:style>
    <style:style style:name="T9" style:family="text">
      <style:text-properties officeooo:rsid="00b74aaa"/>
    </style:style>
    <style:style style:name="T10" style:family="text">
      <style:text-properties officeooo:rsid="00b89659"/>
    </style:style>
    <style:style style:name="T11" style:family="text">
      <style:text-properties officeooo:rsid="00add67d"/>
    </style:style>
    <style:style style:name="T12" style:family="text">
      <style:text-properties officeooo:rsid="00cf4bc5"/>
    </style:style>
    <style:style style:name="T13" style:family="text">
      <style:text-properties officeooo:rsid="00f39ed5"/>
    </style:style>
    <style:style style:name="T14" style:family="text">
      <style:text-properties officeooo:rsid="00f5180e"/>
    </style:style>
    <style:style style:name="T15" style:family="text">
      <style:text-properties officeooo:rsid="00fe295d"/>
    </style:style>
    <style:style style:name="T16" style:family="text">
      <style:text-properties officeooo:rsid="00c78e45"/>
    </style:style>
    <style:style style:name="T17" style:family="text">
      <style:text-properties officeooo:rsid="00c80da9"/>
    </style:style>
    <style:style style:name="T18" style:family="text">
      <style:text-properties officeooo:rsid="00cb2f09"/>
    </style:style>
    <style:style style:name="T19" style:family="text">
      <style:text-properties officeooo:rsid="010037e3"/>
    </style:style>
    <style:style style:name="T20" style:family="text">
      <style:text-properties officeooo:rsid="00ca4cef"/>
    </style:style>
    <style:style style:name="T21" style:family="text">
      <style:text-properties officeooo:rsid="00bdcb4d"/>
    </style:style>
    <style:style style:name="T22" style:family="text">
      <style:text-properties officeooo:rsid="00bef9da"/>
    </style:style>
    <style:style style:name="T23" style:family="text">
      <style:text-properties officeooo:rsid="00bf1752"/>
    </style:style>
    <style:style style:name="T24" style:family="text">
      <style:text-properties officeooo:rsid="00c0e1af"/>
    </style:style>
    <style:style style:name="T25" style:family="text">
      <style:text-properties officeooo:rsid="00c257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2">Chapter 5: the future of JavaScript</text:p>
      <text:p text:style-name="P3"><text:span text:style-name="T1">The f</text:span><text:span text:style-name="T2">uture of the web platform rests o</text:span><text:span text:style-name="T1">n</text:span><text:span text:style-name="T2"> JS, which rests on </text:span><text:span text:style-name="T1">the </text:span><text:span text:style-name="T3">actions of</text:span><text:span text:style-name="T2"> </text:span><text:span text:style-name="T4">Google, Microsoft and Mozilla</text:span></text:p>
      <text:list xml:id="list1501044051" text:style-name="L2">
        <text:list-item>
          <text:p text:style-name="P4">The future of the web as a software platform <text:span text:style-name="T5">(even operating system?)</text:span></text:p>
          <text:list>
            <text:list-item>
              <text:p text:style-name="P5">Desktop applications have always been more powerful</text:p>
              <text:list>
                <text:list-item>
                  <text:p text:style-name="P4"><text:span text:style-name="T6">Can you build something o</text:span><text:span text:style-name="T7">f</text:span><text:span text:style-name="T6">f the quality of Excel</text:span><text:span text:style-name="T8"> </text:span><text:span text:style-name="T9">or Photoshop </text:span><text:span text:style-name="T10">with the web standard?</text:span></text:p>
                </text:list-item>
              </text:list>
            </text:list-item>
            <text:list-item>
              <text:p text:style-name="P4">Open vs closed <text:span text:style-name="T11">platforms</text:span></text:p>
              <text:list>
                <text:list-item>
                  <text:p text:style-name="P4">iOS → the future of the <text:span text:style-name="T12">Internet applications</text:span>?</text:p>
                </text:list-item>
              </text:list>
            </text:list-item>
          </text:list>
        </text:list-item>
        <text:list-item>
          <text:p text:style-name="P6">Remaining problems with JavaScript today</text:p>
          <text:list>
            <text:list-item>
              <text:p text:style-name="P6">Still no static types</text:p>
              <text:list>
                <text:list-item>
                  <text:p text:style-name="P4"><text:span text:style-name="T13">Makes tooling, </text:span><text:span text:style-name="T14">static analysis </text:span><text:span text:style-name="T13">difficult</text:span></text:p>
                </text:list-item>
                <text:list-item>
                  <text:p text:style-name="P7">Static analysis of JavaScript is an active area of research</text:p>
                </text:list-item>
              </text:list>
            </text:list-item>
            <text:list-item>
              <text:p text:style-name="P6"/>
            </text:list-item>
          </text:list>
        </text:list-item>
        <text:list-item>
          <text:p text:style-name="P4">The major political forces today: the browser makers </text:p>
        </text:list-item>
      </text:list>
      <text:list xml:id="list2052648207" text:style-name="L3">
        <text:list-item>
          <text:p text:style-name="P13">Google's vision</text:p>
          <text:list>
            <text:list-item>
              <text:p text:style-name="P13">Dart</text:p>
            </text:list-item>
            <text:list-item>
              <text:p text:style-name="P8">NaCl</text:p>
            </text:list-item>
            <text:list-item>
              <text:p text:style-name="P9">Angular</text:p>
            </text:list-item>
            <text:list-item>
              <text:p text:style-name="P13">Continued support of ECMA</text:p>
            </text:list-item>
          </text:list>
        </text:list-item>
        <text:list-item>
          <text:p text:style-name="P13">Microsoft's vision</text:p>
          <text:list>
            <text:list-item>
              <text:p text:style-name="P10">TypeScript</text:p>
            </text:list-item>
            <text:list-item>
              <text:p text:style-name="P13">Web standards <text:span text:style-name="T15">built</text:span> into Windows 8</text:p>
            </text:list-item>
          </text:list>
        </text:list-item>
        <text:list-item>
          <text:p text:style-name="P15">Mozilla's vision</text:p>
          <text:list>
            <text:list-item>
              <text:p text:style-name="P14">Emscripten + asm.js</text:p>
              <text:list>
                <text:list-item>
                  <text:p text:style-name="P11">Emscripten: LLVM to asm.js compiler</text:p>
                </text:list-item>
                <text:list-item>
                  <text:p text:style-name="P11">asm.js: strict subset of JavaScript</text:p>
                  <text:list>
                    <text:list-item>
                      <text:p text:style-name="P13"><text:span text:style-name="T16">“</text:span><text:span text:style-name="T17">its just JavaScript” → its </text:span><text:span text:style-name="T18">compatible</text:span><text:span text:style-name="T17"> with all existing browsers</text:span></text:p>
                    </text:list-item>
                    <text:list-item>
                      <text:p text:style-name="P12">For browsers that support it, allows for Ahead-of-Time compilation (AOT)<text:span text:style-name="T19"> </text:span></text:p>
                    </text:list-item>
                  </text:list>
                </text:list-item>
                <text:list-item>
                  <text:p text:style-name="P15"><text:span text:style-name="T20">Entire chain: </text:span><text:span text:style-name="T21">C++ → LLVM → asm.js </text:span><text:span text:style-name="T22">→ </text:span><text:span text:style-name="T23">browser </text:span><text:span text:style-name="T24">→ SpiderMonkey → </text:span><text:span text:style-name="T25">machine code</text:span></text:p>
                  <text:list>
                    <text:list-item>
                      <text:p text:style-name="P1">For developers already writing C++, web becomes just another compile target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9T22:12:36</meta:creation-date>
    <dc:date>2013-10-19T22:13:10</dc:date>
    <meta:editing-duration>P0D</meta:editing-duration>
    <meta:editing-cycles>1</meta:editing-cycles>
    <meta:document-statistic meta:table-count="0" meta:image-count="0" meta:object-count="0" meta:page-count="1" meta:paragraph-count="28" meta:word-count="207" meta:character-count="1159" meta:non-whitespace-character-count="1004"/>
    <meta:generator>LibreOffice/3.6$MacOSX_x86 LibreOffice_project/e29a214-2bbed72-0621de6-a97528c-8f066d</meta:generator>
  </office:meta>
</office:document-meta>
</file>